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0.77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96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04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24cm" svg:stroke-color="#000080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5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6.078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46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6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09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41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70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5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5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82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5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787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474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9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4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1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52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41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5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0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44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75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8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82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6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42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9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78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4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977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2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65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9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095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42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0.48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71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101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2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0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3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61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55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531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971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12.50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2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29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09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2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6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89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8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8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1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037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55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21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1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03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77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DejaVu Sans2" fo:font-size="12pt" style:font-size-asian="12pt" style:font-size-complex="12pt"/>
    </style:style>
    <style:style style:name="T1" style:family="text">
      <style:text-properties fo:color="#000000" style:font-name="DejaVu Sans1" fo:font-size="16pt" style:font-size-asian="16pt" style:font-name-complex="DejaVu Sans1" style:font-size-complex="16pt"/>
    </style:style>
    <style:style style:name="T2" style:family="text">
      <style:text-properties fo:color="#000000" style:font-name="DejaVu Sans1" fo:font-size="12pt" style:font-size-asian="12pt" style:font-name-complex="DejaVu Sans1" style:font-size-complex="12pt"/>
    </style:style>
    <style:style style:name="T3" style:family="text">
      <style:text-properties fo:color="#000080" style:font-name="DejaVu Sans1" fo:font-size="12pt" style:font-size-asian="12pt" style:font-name-complex="DejaVu Sans1" style:font-size-complex="12pt"/>
    </style:style>
    <style:style style:name="T4" style:family="text">
      <style:text-properties fo:color="#000000" style:font-name="DejaVu Sans1" fo:font-size="14pt" style:font-size-asian="14pt" style:font-name-complex="DejaVu Sans1" style:font-size-complex="14pt"/>
    </style:style>
    <style:style style:name="T5" style:family="text">
      <style:text-properties fo:color="#000000" style:font-name="DejaVu Sans1" fo:font-size="7pt" style:font-size-asian="7pt" style:font-name-complex="DejaVu Sans1" style:font-size-complex="7pt"/>
    </style:style>
    <style:style style:name="T6" style:family="text">
      <style:text-properties style:font-name="DejaVu Sans2" fo:font-size="12pt" style:font-size-asian="12pt" style:font-size-complex="12pt"/>
    </style:style>
    <style:style style:name="T7" style:family="text">
      <style:text-properties fo:color="#000000" style:font-name="DejaVu Sans1" fo:font-size="12pt" fo:font-style="italic" style:font-size-asian="12pt" style:font-name-complex="DejaVu Sans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0.937cm" svg:height="0.661cm" svg:x="5.02cm" svg:y="2.002cm">
          <draw:text-box>
            <text:p text:style-name="P1"><text:span text:style-name="T1">Code Generation – Tool Developments:</text:span></text:p>
          </draw:text-box>
        </draw:frame>
        <draw:frame draw:style-name="gr2" draw:layer="layout" svg:width="3.173cm" svg:height="0.497cm" svg:x="8.911cm" svg:y="3.152cm">
          <draw:text-box>
            <text:p text:style-name="P1"><text:span text:style-name="T2">Andy Edmunds</text:span></text:p>
          </draw:text-box>
        </draw:frame>
        <draw:frame draw:style-name="gr3" draw:layer="layout" svg:width="5.662cm" svg:height="0.497cm" svg:x="7.665cm" svg:y="3.646cm">
          <draw:text-box>
            <text:p text:style-name="P1"><text:span text:style-name="T2">University of Southampton</text:span></text:p>
          </draw:text-box>
        </draw:frame>
        <draw:line draw:style-name="gr4" draw:layer="layout" svg:x1="8.251cm" svg:y1="4.575cm" svg:x2="12.759cm" svg:y2="4.575cm">
          <text:p/>
        </draw:line>
        <draw:frame draw:style-name="gr5" draw:layer="layout" svg:width="4.511cm" svg:height="0.497cm" svg:x="8.251cm" svg:y="4.14cm">
          <draw:text-box>
            <text:p text:style-name="P1"><text:span text:style-name="T3">ae2@ecs.soton.ac.uk</text:span></text:p>
          </draw:text-box>
        </draw:frame>
        <draw:frame draw:style-name="gr6" draw:layer="layout" svg:width="6.263cm" svg:height="0.581cm" svg:x="2.003cm" svg:y="6.923cm">
          <draw:text-box>
            <text:p text:style-name="P1"><text:span text:style-name="T4">[1] Industrial Experience.</text:span></text:p>
          </draw:text-box>
        </draw:frame>
        <draw:frame draw:style-name="gr7" draw:layer="layout" svg:width="16.584cm" svg:height="0.497cm" svg:x="2.003cm" svg:y="7.497cm">
          <draw:text-box>
            <text:p text:style-name="P1"><text:span text:style-name="T2">We collaborated on an industry-led assessment of Rodin/Event-B, and Tasking </text:span></text:p>
          </draw:text-box>
        </draw:frame>
        <draw:frame draw:style-name="gr8" draw:layer="layout" svg:width="16.097cm" svg:height="0.497cm" svg:x="2.003cm" svg:y="7.99cm">
          <draw:text-box>
            <text:p text:style-name="P1"><text:span text:style-name="T2">Event-B for code generation, with Thales Deutschland. The feasibility study </text:span></text:p>
          </draw:text-box>
        </draw:frame>
        <draw:frame draw:style-name="gr9" draw:layer="layout" svg:width="16.207cm" svg:height="0.497cm" svg:x="2.003cm" svg:y="8.484cm">
          <draw:text-box>
            <text:p text:style-name="P1"><text:span text:style-name="T2">involved modelling controller software, and the operating environment, of a </text:span></text:p>
          </draw:text-box>
        </draw:frame>
        <draw:frame draw:style-name="gr10" draw:layer="layout" svg:width="15.547cm" svg:height="0.497cm" svg:x="2.003cm" svg:y="8.978cm">
          <draw:text-box>
            <text:p text:style-name="P1"><text:span text:style-name="T2">simple fan controller. The aim of the study was to evaluate the complete </text:span></text:p>
          </draw:text-box>
        </draw:frame>
        <draw:frame draw:style-name="gr11" draw:layer="layout" svg:width="15.826cm" svg:height="0.497cm" svg:x="2.003cm" svg:y="9.472cm">
          <draw:text-box>
            <text:p text:style-name="P1"><text:span text:style-name="T2">Event-B methodology, from abstract specification to Java implementation. </text:span></text:p>
          </draw:text-box>
        </draw:frame>
        <draw:frame draw:style-name="gr12" draw:layer="layout" svg:width="15.284cm" svg:height="0.497cm" svg:x="2.003cm" svg:y="9.966cm">
          <draw:text-box>
            <text:p text:style-name="P1"><text:span text:style-name="T2">During the project various tool enhancements were completed. A list of </text:span></text:p>
          </draw:text-box>
        </draw:frame>
        <draw:frame draw:style-name="gr13" draw:layer="layout" svg:width="14.696cm" svg:height="0.497cm" svg:x="2.003cm" svg:y="10.46cm">
          <draw:text-box>
            <text:p text:style-name="P1"><text:span text:style-name="T2">'significant' (Code Generation) feature requests was submitted, from </text:span></text:p>
          </draw:text-box>
        </draw:frame>
        <draw:frame draw:style-name="gr14" draw:layer="layout" svg:width="14.958cm" svg:height="0.497cm" svg:x="2.003cm" svg:y="10.954cm">
          <draw:text-box>
            <text:p text:style-name="P1"><text:span text:style-name="T2">suggestions made by Thales' engineers. They consider these features </text:span></text:p>
          </draw:text-box>
        </draw:frame>
        <draw:frame draw:style-name="gr15" draw:layer="layout" svg:width="16.635cm" svg:height="0.497cm" svg:x="2.003cm" svg:y="11.448cm">
          <draw:text-box>
            <text:p text:style-name="P1"><text:span text:style-name="T2">necessary for the tool to be useful in a production environment. The list could </text:span></text:p>
          </draw:text-box>
        </draw:frame>
        <draw:frame draw:style-name="gr16" draw:layer="layout" svg:width="10.911cm" svg:height="0.497cm" svg:x="2.003cm" svg:y="11.942cm">
          <draw:text-box>
            <text:p text:style-name="P1"><text:span text:style-name="T2">be used to guide future research and development.</text:span></text:p>
          </draw:text-box>
        </draw:frame>
        <draw:frame draw:style-name="gr17" draw:layer="layout" svg:width="8.672cm" svg:height="0.581cm" svg:x="2.003cm" svg:y="12.931cm">
          <draw:text-box>
            <text:p text:style-name="P1"><text:span text:style-name="T4">[2] Java Translation Improvements.</text:span></text:p>
          </draw:text-box>
        </draw:frame>
        <draw:frame draw:style-name="gr18" draw:layer="layout" svg:width="15.344cm" svg:height="0.497cm" svg:x="2.003cm" svg:y="13.504cm">
          <draw:text-box>
            <text:p text:style-name="P1"><text:span text:style-name="T2">The tool was updated (Sept 2013) largely driven by the activities of [1]. </text:span></text:p>
          </draw:text-box>
        </draw:frame>
        <draw:frame draw:style-name="gr19" draw:layer="layout" svg:width="16.901cm" svg:height="0.497cm" svg:x="2.003cm" svg:y="13.998cm">
          <draw:text-box>
            <text:p text:style-name="P1"><text:span text:style-name="T2">Improvements were made to the translators for generating Java code, including</text:span></text:p>
          </draw:text-box>
        </draw:frame>
        <draw:frame draw:style-name="gr20" draw:layer="layout" svg:width="16.715cm" svg:height="0.497cm" svg:x="2.003cm" svg:y="14.492cm">
          <draw:text-box>
            <text:p text:style-name="P1"><text:span text:style-name="T2">bug-fixes, and enhancements aimed at improving usability. Such as setting up </text:span></text:p>
          </draw:text-box>
        </draw:frame>
        <draw:frame draw:style-name="gr21" draw:layer="layout" svg:width="16.647cm" svg:height="0.497cm" svg:x="2.003cm" svg:y="14.986cm">
          <draw:text-box>
            <text:p text:style-name="P1"><text:span text:style-name="T2">the project with a Java Nature, and generating code in the current project. We </text:span></text:p>
          </draw:text-box>
        </draw:frame>
        <draw:frame draw:style-name="gr22" draw:layer="layout" svg:width="16.753cm" svg:height="0.497cm" svg:x="2.003cm" svg:y="15.48cm">
          <draw:text-box>
            <text:p text:style-name="P1"><text:span text:style-name="T2">added automatic flattening of invariants, and events; and automatic inference </text:span></text:p>
          </draw:text-box>
        </draw:frame>
        <draw:frame draw:style-name="gr23" draw:layer="layout" svg:width="16.262cm" svg:height="0.497cm" svg:x="2.003cm" svg:y="15.974cm">
          <draw:text-box>
            <text:p text:style-name="P1"><text:span text:style-name="T2">of typing, and parameter direction annotations. We also added environment </text:span></text:p>
          </draw:text-box>
        </draw:frame>
        <draw:frame draw:style-name="gr24" draw:layer="layout" svg:width="16.347cm" svg:height="0.497cm" svg:x="2.003cm" svg:y="16.468cm">
          <draw:text-box>
            <text:p text:style-name="P1"><text:span text:style-name="T2">interfaces, which simplifies the process of specifying interactions with driver </text:span></text:p>
          </draw:text-box>
        </draw:frame>
        <draw:frame draw:style-name="gr25" draw:layer="layout" svg:width="16.872cm" svg:height="0.497cm" svg:x="2.003cm" svg:y="16.962cm">
          <draw:text-box>
            <text:p text:style-name="P1"><text:span text:style-name="T2">software in the environment. The enhancements mean that a developer has to </text:span></text:p>
          </draw:text-box>
        </draw:frame>
        <draw:frame draw:style-name="gr26" draw:layer="layout" svg:width="15.703cm" svg:height="0.497cm" svg:x="2.003cm" svg:y="17.455cm">
          <draw:text-box>
            <text:p text:style-name="P1"><text:span text:style-name="T2">perform fewer steps, to generate code from an appropriately constructed </text:span></text:p>
          </draw:text-box>
        </draw:frame>
        <draw:frame draw:style-name="gr27" draw:layer="layout" svg:width="15.89cm" svg:height="0.497cm" svg:x="2.003cm" svg:y="17.949cm">
          <draw:text-box>
            <text:p text:style-name="P1"><text:span text:style-name="T2">model. The generated code can often be run in the same project as a Java </text:span></text:p>
          </draw:text-box>
        </draw:frame>
        <draw:frame draw:style-name="gr28" draw:layer="layout" svg:width="10.314cm" svg:height="0.497cm" svg:x="2.003cm" svg:y="18.443cm">
          <draw:text-box>
            <text:p text:style-name="P1"><text:span text:style-name="T2">application, with very little further configuration.</text:span></text:p>
          </draw:text-box>
        </draw:frame>
        <draw:frame draw:style-name="gr29" draw:layer="layout" svg:width="11.038cm" svg:height="0.581cm" svg:x="2.003cm" svg:y="19.433cm">
          <draw:text-box>
            <text:p text:style-name="P1"><text:span text:style-name="T4">[3] C Translation: for Co-simulation with FMI.</text:span></text:p>
          </draw:text-box>
        </draw:frame>
        <draw:frame draw:style-name="gr30" draw:layer="layout" svg:width="16.923cm" svg:height="0.497cm" svg:x="2.003cm" svg:y="20.006cm">
          <draw:text-box>
            <text:p text:style-name="P1"><text:span text:style-name="T2">The Functional Mock-up Interface (FMI) is a framework supporting co-simulation</text:span></text:p>
          </draw:text-box>
        </draw:frame>
        <draw:frame draw:style-name="gr31" draw:layer="layout" svg:width="15.555cm" svg:height="0.497cm" svg:x="2.003cm" svg:y="20.5cm">
          <draw:text-box>
            <text:p text:style-name="P1"><text:span text:style-name="T2">of distinct Functional Mock-up Units (FMUs). Recent work allows Event- B </text:span></text:p>
          </draw:text-box>
        </draw:frame>
        <draw:frame draw:style-name="gr32" draw:layer="layout" svg:width="16.961cm" svg:height="0.497cm" svg:x="2.003cm" svg:y="20.994cm">
          <draw:text-box>
            <text:p text:style-name="P1"><text:span text:style-name="T2">models to be co-simulated with FMUs, using ProB2. Existing code generation for</text:span></text:p>
          </draw:text-box>
        </draw:frame>
        <draw:frame draw:style-name="gr33" draw:layer="layout" svg:width="15.907cm" svg:height="0.497cm" svg:x="2.003cm" svg:y="21.488cm">
          <draw:text-box>
            <text:p text:style-name="P1"><text:span text:style-name="T2">Event-B supports generation of embedded controller implementations. We </text:span></text:p>
          </draw:text-box>
        </draw:frame>
        <draw:frame draw:style-name="gr34" draw:layer="layout" svg:width="16.973cm" svg:height="0.497cm" svg:x="2.003cm" svg:y="21.982cm">
          <draw:text-box>
            <text:p text:style-name="P1"><text:span text:style-name="T2">adapted the existing Event-B code generators, to produce code for use in FMUs.</text:span></text:p>
          </draw:text-box>
        </draw:frame>
        <draw:frame draw:style-name="gr35" draw:layer="layout" svg:width="15.102cm" svg:height="0.497cm" svg:x="2.003cm" svg:y="22.475cm">
          <draw:text-box>
            <text:p text:style-name="P1"><text:span text:style-name="T2">Controller code, generated from Tasking Event-B, can be compiled and </text:span></text:p>
          </draw:text-box>
        </draw:frame>
        <draw:frame draw:style-name="gr36" draw:layer="layout" svg:width="16.766cm" svg:height="0.497cm" svg:x="2.003cm" svg:y="22.969cm">
          <draw:text-box>
            <text:p text:style-name="P1"><text:span text:style-name="T2">packaged in an FMU. This allows generated controller code to be tested with a </text:span></text:p>
          </draw:text-box>
        </draw:frame>
        <draw:frame draw:style-name="gr37" draw:layer="layout" svg:width="15.39cm" svg:height="0.497cm" svg:x="2.003cm" svg:y="23.463cm">
          <draw:text-box>
            <text:p text:style-name="P1"><text:span text:style-name="T2">continuous model of the environment (in ProB2). Alternatively, it can be </text:span></text:p>
          </draw:text-box>
        </draw:frame>
        <draw:frame draw:style-name="gr38" draw:layer="layout" svg:width="3.668cm" svg:height="0.497cm" svg:x="2.003cm" svg:y="23.957cm">
          <draw:text-box>
            <text:p text:style-name="P1"><text:span text:style-name="T2">imported into a 3</text:span></text:p>
          </draw:text-box>
        </draw:frame>
        <draw:frame draw:style-name="gr39" draw:layer="layout" svg:width="0.252cm" svg:height="0.289cm" svg:x="5.676cm" svg:y="23.955cm">
          <draw:text-box>
            <text:p text:style-name="P1"><text:span text:style-name="T5">rd</text:span></text:p>
          </draw:text-box>
        </draw:frame>
        <draw:frame draw:style-name="gr40" draw:layer="layout" svg:width="3.469cm" svg:height="0.497cm" svg:x="5.926cm" svg:y="23.957cm">
          <draw:text-box>
            <text:p text:style-name="P1"><text:span text:style-name="T2"><text:s/></text:span><text:span text:style-name="T2">party simulator.</text:span></text:p>
          </draw:text-box>
        </draw:frame>
        <draw:frame draw:style-name="gr41" draw:text-style-name="P3" draw:layer="layout" svg:width="18.006cm" svg:height="0.497cm" svg:x="2cm" svg:y="5.3cm">
          <draw:text-box>
            <text:p text:style-name="P2"><text:span text:style-name="T6">This work has been funded by the FP7 ADVANCE Project (http://www.advance-ict.eu).</text:span></text:p>
          </draw:text-box>
        </draw:frame>
      </draw:page>
      <draw:page draw:name="page2" draw:style-name="dp1" draw:master-page-name="master-page3">
        <draw:frame draw:style-name="gr42" draw:layer="layout" svg:width="10.691cm" svg:height="0.581cm" svg:x="2.003cm" svg:y="2cm">
          <draw:text-box>
            <text:p text:style-name="P1"><text:span text:style-name="T4">[4] Templates for Configuration and re-use.</text:span></text:p>
          </draw:text-box>
        </draw:frame>
        <draw:frame draw:style-name="gr43" draw:layer="layout" svg:width="16.791cm" svg:height="0.497cm" svg:x="2.003cm" svg:y="2.577cm">
          <draw:text-box>
            <text:p text:style-name="P1"><text:span text:style-name="T2">This work arose from a feature request in [1]. The template-driven approach is </text:span></text:p>
          </draw:text-box>
        </draw:frame>
        <draw:frame draw:style-name="gr44" draw:layer="layout" svg:width="16.893cm" svg:height="0.497cm" svg:x="2.003cm" svg:y="3.071cm">
          <draw:text-box>
            <text:p text:style-name="P1"><text:span text:style-name="T2">a partial solution for tailoring code to be deployed on a specific target platform.</text:span></text:p>
          </draw:text-box>
        </draw:frame>
        <draw:frame draw:style-name="gr45" draw:layer="layout" svg:width="16.245cm" svg:height="0.497cm" svg:x="2.003cm" svg:y="3.565cm">
          <draw:text-box>
            <text:p text:style-name="P1"><text:span text:style-name="T2">The templates contain ‘boilerplate’ code, which would otherwise need to be </text:span></text:p>
          </draw:text-box>
        </draw:frame>
        <draw:frame draw:style-name="gr46" draw:layer="layout" svg:width="16.952cm" svg:height="0.497cm" svg:x="2.003cm" svg:y="4.059cm">
          <draw:text-box>
            <text:p text:style-name="P1"><text:span text:style-name="T2">hard-coded in the translator. We developed a tool to merge the code templates </text:span></text:p>
          </draw:text-box>
        </draw:frame>
        <draw:frame draw:style-name="gr47" draw:layer="layout" svg:width="9.535cm" svg:height="0.497cm" svg:x="2.003cm" svg:y="4.553cm">
          <draw:text-box>
            <text:p text:style-name="P1"><text:span text:style-name="T2">with code generated from the formal model. </text:span></text:p>
          </draw:text-box>
        </draw:frame>
        <draw:frame draw:style-name="gr48" draw:layer="layout" svg:width="16.961cm" svg:height="0.497cm" svg:x="2.003cm" svg:y="5.54cm">
          <draw:text-box>
            <text:p text:style-name="P1"><text:span text:style-name="T2">We developed a lightweight approach, where tags (i.e. tagged mark-up) can be </text:span></text:p>
          </draw:text-box>
        </draw:frame>
        <draw:frame draw:style-name="gr49" draw:layer="layout" svg:width="16.791cm" svg:height="0.497cm" svg:x="2.003cm" svg:y="6.034cm">
          <draw:text-box>
            <text:p text:style-name="P1"><text:span text:style-name="T2">placed in the source templates. A 'generator' interface can be implemented to </text:span></text:p>
          </draw:text-box>
        </draw:frame>
        <draw:frame draw:style-name="gr50" draw:layer="layout" svg:width="15.687cm" svg:height="0.497cm" svg:x="2.003cm" svg:y="6.528cm">
          <draw:text-box>
            <text:p text:style-name="P1"><text:span text:style-name="T2">generate code, or additional information, when a tag is encountered. The </text:span></text:p>
          </draw:text-box>
        </draw:frame>
        <draw:frame draw:style-name="gr51" draw:layer="layout" svg:width="16.66cm" svg:height="0.497cm" svg:x="2.003cm" svg:y="7.022cm">
          <draw:text-box>
            <text:p text:style-name="P1"><text:span text:style-name="T2">template-processors may be of use to other plug-in developers, when wishing </text:span></text:p>
          </draw:text-box>
        </draw:frame>
        <draw:frame draw:style-name="gr52" draw:layer="layout" svg:width="16.093cm" svg:height="0.497cm" svg:x="2.003cm" svg:y="7.516cm">
          <draw:text-box>
            <text:p text:style-name="P1"><text:span text:style-name="T2">to merge an annotated text file with some automatically generated output. </text:span></text:p>
          </draw:text-box>
        </draw:frame>
        <draw:frame draw:style-name="gr53" draw:layer="layout" svg:width="12.715cm" svg:height="0.581cm" svg:x="2.003cm" svg:y="8.502cm">
          <draw:text-box>
            <text:p text:style-name="P1"><text:span text:style-name="T4">[5] Theories for implementable Sets and Functions.</text:span></text:p>
          </draw:text-box>
        </draw:frame>
        <draw:frame draw:style-name="gr54" draw:layer="layout" svg:width="16.952cm" svg:height="0.497cm" svg:x="2.003cm" svg:y="9.079cm">
          <draw:text-box>
            <text:p text:style-name="P1"><text:span text:style-name="T2">Code generation involving Event-B sets and functions has largely been avoided,</text:span></text:p>
          </draw:text-box>
        </draw:frame>
        <draw:frame draw:style-name="gr55" draw:layer="layout" svg:width="16.427cm" svg:height="0.497cm" svg:x="2.003cm" svg:y="9.573cm">
          <draw:text-box>
            <text:p text:style-name="P1"><text:span text:style-name="T2">in our work, until now. We have recently been looking at this issue, and have </text:span></text:p>
          </draw:text-box>
        </draw:frame>
        <draw:frame draw:style-name="gr56" draw:layer="layout" svg:width="16.859cm" svg:height="0.497cm" svg:x="2.003cm" svg:y="10.067cm">
          <draw:text-box>
            <text:p text:style-name="P1"><text:span text:style-name="T2">created Theories for implementable sets and functions, using polymorphic type</text:span></text:p>
          </draw:text-box>
        </draw:frame>
        <draw:frame draw:style-name="gr57" draw:layer="layout" svg:width="16.863cm" svg:height="0.497cm" svg:x="2.003cm" svg:y="10.56cm">
          <draw:text-box>
            <text:p text:style-name="P1"><text:span text:style-name="T2">parameters to describe implementations involving generic (parametrised) sets </text:span></text:p>
          </draw:text-box>
        </draw:frame>
        <draw:frame draw:style-name="gr58" draw:layer="layout" svg:width="2.491cm" svg:height="0.497cm" svg:x="2.003cm" svg:y="11.054cm">
          <draw:text-box>
            <text:p text:style-name="P1"><text:span text:style-name="T2">and maps. <text:s/></text:span></text:p>
          </draw:text-box>
        </draw:frame>
        <draw:frame draw:style-name="gr59" draw:layer="layout" svg:width="16.012cm" svg:height="0.497cm" svg:x="2.003cm" svg:y="12.042cm">
          <draw:text-box>
            <text:p text:style-name="P1"><text:span text:style-name="T2">For sets, we introduce operators for typing, and initialisation. We support a </text:span></text:p>
          </draw:text-box>
        </draw:frame>
        <draw:frame draw:style-name="gr60" draw:layer="layout" svg:width="14.988cm" svg:height="0.497cm" svg:x="2.003cm" svg:y="12.536cm">
          <draw:text-box>
            <text:p text:style-name="P1"><text:span text:style-name="T2">number of set operations (such as union/subtraction/intersection) and </text:span></text:p>
          </draw:text-box>
        </draw:frame>
        <draw:frame draw:style-name="gr61" draw:layer="layout" svg:width="16.813cm" svg:height="0.497cm" svg:x="2.003cm" svg:y="13.03cm">
          <draw:text-box>
            <text:p text:style-name="P1"><text:span text:style-name="T2">introduce new operators to facilitate code generation. A translation, to Java, of </text:span></text:p>
          </draw:text-box>
        </draw:frame>
        <draw:frame draw:style-name="gr62" draw:layer="layout" svg:width="16.944cm" svg:height="0.497cm" svg:x="2.003cm" svg:y="13.524cm">
          <draw:text-box>
            <text:p text:style-name="P1"><text:span text:style-name="T2">the new </text:span><text:span text:style-name="T7">implementable </text:span><text:span text:style-name="T2">type and operators is also defined in the theory. This is </text:span></text:p>
          </draw:text-box>
        </draw:frame>
        <draw:frame draw:style-name="gr63" draw:layer="layout" svg:width="15.166cm" svg:height="0.497cm" svg:x="2.003cm" svg:y="14.018cm">
          <draw:text-box>
            <text:p text:style-name="P1"><text:span text:style-name="T2">supported by a Java implementation of a set, which is intended to be a </text:span></text:p>
          </draw:text-box>
        </draw:frame>
        <draw:frame draw:style-name="gr64" draw:layer="layout" svg:width="5.692cm" svg:height="0.497cm" svg:x="2.003cm" svg:y="14.512cm">
          <draw:text-box>
            <text:p text:style-name="P1"><text:span text:style-name="T2">refinement of the model. <text:s text:c="2"/></text:span></text:p>
          </draw:text-box>
        </draw:frame>
        <draw:frame draw:style-name="gr65" draw:layer="layout" svg:width="14.332cm" svg:height="0.497cm" svg:x="2.003cm" svg:y="15.499cm">
          <draw:text-box>
            <text:p text:style-name="P1"><text:span text:style-name="T2">Functions are similar in that we introduce operators for typing, and </text:span></text:p>
          </draw:text-box>
        </draw:frame>
        <draw:frame draw:style-name="gr66" draw:layer="layout" svg:width="16.83cm" svg:height="0.497cm" svg:x="2.003cm" svg:y="15.993cm">
          <draw:text-box>
            <text:p text:style-name="P1"><text:span text:style-name="T2">initialisation, and a Java translation. We also add update and lookup operators. </text:span></text:p>
          </draw:text-box>
        </draw:frame>
        <draw:frame draw:style-name="gr67" draw:layer="layout" svg:width="16.152cm" svg:height="0.497cm" svg:x="2.003cm" svg:y="16.487cm">
          <draw:text-box>
            <text:p text:style-name="P1"><text:span text:style-name="T2">The translation to Java is backed by an implementation using a HashMap to </text:span></text:p>
          </draw:text-box>
        </draw:frame>
        <draw:frame draw:style-name="gr68" draw:layer="layout" svg:width="11.906cm" svg:height="0.497cm" svg:x="2.003cm" svg:y="16.981cm">
          <draw:text-box>
            <text:p text:style-name="P1"><text:span text:style-name="T2">store the domain and range values, as key-value pairs. 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/>
    <style:font-face style:name="DejaVu Sans" svg:font-family="'DejaVu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01T16:28:52.228198544</dc:date>
    <dc:creator>andy </dc:creator>
    <meta:document-statistic meta:object-count="68"/>
    <meta:generator>LibreOffice/4.1.3.2$Linux_X86_64 LibreOffice_project/410m0$Build-2</meta:generator>
  </office:meta>
</office:document-meta>
</file>